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style:min-row-height="0.445cm"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3" style:family="table">
      <style:table-properties style:width="25.396cm" fo:margin-left="0.138cm" fo:break-before="page" table:align="left" style:writing-mode="lr-tb"/>
    </style:style>
    <style:style style:name="Tabel3.A" style:family="table-column">
      <style:table-column-properties style:column-width="0.688cm"/>
    </style:style>
    <style:style style:name="Tabel3.B" style:family="table-column">
      <style:table-column-properties style:column-width="12.603cm"/>
    </style:style>
    <style:style style:name="Tabel3.C" style:family="table-column">
      <style:table-column-properties style:column-width="12.106cm"/>
    </style:style>
    <style:style style:name="Tabel3.A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C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5.396cm" fo:margin-left="0.138cm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2.626cm"/>
    </style:style>
    <style:style style:name="Tabel4.C" style:family="table-column">
      <style:table-column-properties style:column-width="12.083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cm" style:rel-column-width="4079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394cm" style:rel-column-width="8654*"/>
    </style:style>
    <style:style style:name="Tabel1.D" style:family="table-column">
      <style:table-column-properties style:column-width="4.808cm" style:rel-column-width="12261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7cm" style:rel-column-width="14270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799cm"/>
    </style:style>
    <style:style style:name="Tabel2.B" style:family="table-column">
      <style:table-column-properties style:column-width="1.492cm"/>
    </style:style>
    <style:style style:name="Tabel2.C" style:family="table-column">
      <style:table-column-properties style:column-width="4.406cm"/>
    </style:style>
    <style:style style:name="Tabel2.D" style:family="table-column">
      <style:table-column-properties style:column-width="7.086cm"/>
    </style:style>
    <style:style style:name="Tabel2.E" style:family="table-column">
      <style:table-column-properties style:column-width="5.399cm"/>
    </style:style>
    <style:style style:name="Tabel2.F" style:family="table-column">
      <style:table-column-properties style:column-width="5.54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F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0.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F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F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25bdd2c" officeooo:paragraph-rsid="02b4519d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0ec65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91d7e7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/>
      <style:text-properties officeooo:paragraph-rsid="0291d7e7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286637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center" style:justify-single-word="false"/>
      <style:text-properties officeooo:paragraph-rsid="02a7122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be8f7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Footnote">
      <style:text-properties officeooo:rsid="0268f29a" officeooo:paragraph-rsid="027028eb"/>
    </style:style>
    <style:style style:name="P15" style:family="paragraph" style:parent-style-name="Footnote">
      <style:text-properties officeooo:rsid="0268f29a" officeooo:paragraph-rsid="02a0bcb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91d7e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text-properties officeooo:paragraph-rsid="027fd60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25cf310" officeooo:paragraph-rsid="026ef228" style:font-weight-asian="bold" style:font-weight-complex="bold"/>
    </style:style>
    <style:style style:name="P19" style:family="paragraph" style:parent-style-name="Table_20_Contents">
      <style:text-properties fo:font-weight="bold" officeooo:rsid="025cf310" officeooo:paragraph-rsid="026ef228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a17e68" style:font-size-asian="10.5pt" style:font-size-complex="10.5pt"/>
    </style:style>
    <style:style style:name="P21" style:family="paragraph" style:parent-style-name="Table_20_Contents">
      <style:text-properties officeooo:rsid="025cf310" officeooo:paragraph-rsid="02c69795"/>
    </style:style>
    <style:style style:name="P22" style:family="paragraph" style:parent-style-name="Table_20_Contents">
      <style:text-properties officeooo:rsid="025cf310" officeooo:paragraph-rsid="0278bc49"/>
    </style:style>
    <style:style style:name="P23" style:family="paragraph" style:parent-style-name="Table_20_Contents">
      <style:text-properties officeooo:rsid="025cf310" officeooo:paragraph-rsid="0286637d"/>
    </style:style>
    <style:style style:name="P24" style:family="paragraph" style:parent-style-name="Footnote">
      <style:text-properties officeooo:rsid="02d7353c" officeooo:paragraph-rsid="02e43969"/>
    </style:style>
    <style:style style:name="P25" style:family="paragraph" style:parent-style-name="Table_20_Contents">
      <style:text-properties officeooo:rsid="025cf310" officeooo:paragraph-rsid="02d96f4b"/>
    </style:style>
    <style:style style:name="P26" style:family="paragraph" style:parent-style-name="Table_20_Contents">
      <style:text-properties officeooo:rsid="025cf310" officeooo:paragraph-rsid="027736e7"/>
    </style:style>
    <style:style style:name="P27" style:family="paragraph" style:parent-style-name="Standard">
      <style:text-properties officeooo:paragraph-rsid="026ef228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25cf310" officeooo:paragraph-rsid="027028eb" style:font-weight-asian="bold" style:font-weight-complex="bold"/>
    </style:style>
    <style:style style:name="P29" style:family="paragraph" style:parent-style-name="Table_20_Contents">
      <style:text-properties officeooo:rsid="025cf310" officeooo:paragraph-rsid="02d082f2"/>
    </style:style>
    <style:style style:name="P30" style:family="paragraph" style:parent-style-name="Footnote">
      <style:text-properties officeooo:paragraph-rsid="02ed5f14"/>
    </style:style>
    <style:style style:name="P31" style:family="paragraph" style:parent-style-name="Table_20_Contents">
      <style:text-properties officeooo:rsid="025cf310" officeooo:paragraph-rsid="02e1ee61"/>
    </style:style>
    <style:style style:name="P32" style:family="paragraph" style:parent-style-name="Table_20_Contents">
      <style:text-properties officeooo:rsid="025cf310" officeooo:paragraph-rsid="02d577e8"/>
    </style:style>
    <style:style style:name="P33" style:family="paragraph" style:parent-style-name="Table_20_Contents">
      <style:text-properties officeooo:rsid="025cf310" officeooo:paragraph-rsid="026ef228"/>
    </style:style>
    <style:style style:name="P34" style:family="paragraph" style:parent-style-name="Standard" style:list-style-name="L1">
      <style:text-properties officeooo:paragraph-rsid="01fe3c46"/>
    </style:style>
    <style:style style:name="P35" style:family="paragraph" style:parent-style-name="Standard">
      <style:text-properties style:font-name="Liberation Sans1" fo:font-size="12pt" officeooo:paragraph-rsid="01be4eb0" style:font-size-asian="12pt" style:font-size-complex="12pt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Footnote">
      <style:text-properties officeooo:paragraph-rsid="02060474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2c9cc7e" style:font-style-asian="italic" style:font-style-complex="italic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42" style:family="paragraph" style:parent-style-name="Standard" style:list-style-name="L1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officeooo:paragraph-rsid="026b340d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1d7e7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beb313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officeooo:paragraph-rsid="02c71a4e" fo:background-color="transparent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P48" style:family="paragraph" style:parent-style-name="Standard" style:list-style-name="L2">
      <style:text-properties fo:color="#808080" loext:opacity="100%" style:font-name="Liberation Sans1" fo:font-size="12pt" fo:language="nl" fo:country="NL" fo:font-weight="bold" officeooo:paragraph-rsid="01d1c20a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9" style:family="paragraph" style:parent-style-name="Standard" style:list-style-name="L2">
      <style:text-properties officeooo:paragraph-rsid="01d1c20a"/>
    </style:style>
    <style:style style:name="P50" style:family="paragraph" style:parent-style-name="Standard">
      <style:text-properties officeooo:paragraph-rsid="0103e699"/>
    </style:style>
    <style:style style:name="P5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5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06719c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70d3c" officeooo:paragraph-rsid="01170d3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8594f" officeooo:paragraph-rsid="013f2347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b1d963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a0666e" officeooo:paragraph-rsid="013f2347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94786a" officeooo:paragraph-rsid="013f2347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3a783" officeooo:paragraph-rsid="013f2347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officeooo:rsid="013dab0d" officeooo:paragraph-rsid="013dab0d" style:font-size-asian="12pt" style:font-size-complex="12pt"/>
    </style:style>
    <style:style style:name="P6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b0886" officeooo:paragraph-rsid="013f2347" style:font-size-asian="12pt" style:font-size-complex="12pt"/>
    </style:style>
    <style:style style:name="P68" style:family="paragraph" style:parent-style-name="Standard">
      <style:paragraph-properties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officeooo:rsid="02cb5963" officeooo:paragraph-rsid="02cb5963" style:font-size-asian="12pt" style:font-size-complex="12pt"/>
    </style:style>
    <style:style style:name="P70" style:family="paragraph" style:parent-style-name="Standard">
      <style:paragraph-properties style:snap-to-layout-grid="false"/>
      <style:text-properties style:font-name="Liberation Sans1" fo:font-size="12pt" style:font-size-asian="12pt" style:font-size-complex="12pt"/>
    </style:style>
    <style:style style:name="P71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style:snap-to-layout-grid="false"/>
      <style:text-properties style:font-name="Liberation Sans1" fo:font-size="12pt" fo:language="nl" fo:country="NL" officeooo:paragraph-rsid="00a7a2ad" style:font-size-asian="12pt" style:font-size-complex="12pt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1b374ec" style:font-size-asian="12pt" style:font-size-complex="12pt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1b374ec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fd60d" style:font-size-asian="12pt" style:font-size-complex="12pt"/>
    </style:style>
    <style:style style:name="P76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fd60d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1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1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1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1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text-line-through-style="none" style:text-line-through-type="none" fo:font-weight="normal" style:font-name-asian="DejaVu Sans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1cd201b" style:font-name-asian="DejaVu Sans" style:font-weight-asian="normal" style:language-complex="nl" style:country-complex="NL" style:font-weight-complex="normal"/>
    </style:style>
    <style:style style:name="T11" style:family="text">
      <style:text-properties style:text-line-through-style="none" style:text-line-through-type="none" fo:font-weight="normal" officeooo:rsid="02b4519d" style:font-name-asian="DejaVu Sans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2b4519d" style:font-name-asian="DejaVu Sans" style:font-weight-asian="normal" style:language-complex="nl" style:country-complex="NL" style:font-weight-complex="normal"/>
    </style:style>
    <style:style style:name="T13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7505e5"/>
    </style:style>
    <style:style style:name="T16" style:family="text">
      <style:text-properties officeooo:rsid="0013aa8e"/>
    </style:style>
    <style:style style:name="T17" style:family="text">
      <style:text-properties officeooo:rsid="007ef2fc"/>
    </style:style>
    <style:style style:name="T18" style:family="text">
      <style:text-properties style:font-name="Liberation Sans1" fo:font-size="12pt" style:font-size-asian="12pt" style:font-size-complex="12pt"/>
    </style:style>
    <style:style style:name="T19" style:family="text">
      <style:text-properties officeooo:rsid="009c12e0" style:font-size-asian="12pt" style:font-size-complex="12pt"/>
    </style:style>
    <style:style style:name="T20" style:family="text">
      <style:text-properties style:font-name="Liberation Sans1" fo:font-size="12pt" officeooo:rsid="009c12e0" style:font-size-asian="12pt" style:font-size-complex="12pt"/>
    </style:style>
    <style:style style:name="T21" style:family="text">
      <style:text-properties style:font-name="Liberation Sans1" fo:font-size="12pt" officeooo:rsid="00178133" style:font-size-asian="12pt" style:font-size-complex="12pt"/>
    </style:style>
    <style:style style:name="T22" style:family="text">
      <style:text-properties style:font-name="Liberation Sans1" fo:font-size="12pt" officeooo:rsid="007ef2fc" style:font-size-asian="12pt" style:font-size-complex="12pt"/>
    </style:style>
    <style:style style:name="T23" style:family="text">
      <style:text-properties officeooo:rsid="02be8f7f"/>
    </style:style>
    <style:style style:name="T24" style:family="text">
      <style:text-properties fo:color="#000000" loext:opacity="100%" style:font-name="Liberation Sans1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986a98"/>
    </style:style>
    <style:style style:name="T30" style:family="text">
      <style:text-properties officeooo:rsid="02a0bcbe"/>
    </style:style>
    <style:style style:name="T31" style:family="text">
      <style:text-properties officeooo:rsid="02a7122d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officeooo:rsid="02692193"/>
    </style:style>
    <style:style style:name="T38" style:family="text">
      <style:text-properties officeooo:rsid="027028eb"/>
    </style:style>
    <style:style style:name="T39" style:family="text">
      <style:text-properties officeooo:rsid="02a85727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c936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officeooo:rsid="0289b300"/>
    </style:style>
    <style:style style:name="T43" style:family="text">
      <style:text-properties officeooo:rsid="028b5e62"/>
    </style:style>
    <style:style style:name="T44" style:family="text">
      <style:text-properties officeooo:rsid="028d51ca"/>
    </style:style>
    <style:style style:name="T45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officeooo:rsid="025d598d"/>
    </style:style>
    <style:style style:name="T47" style:family="text">
      <style:text-properties fo:font-size="10pt" officeooo:rsid="025d598d" style:font-size-asian="10pt" style:font-size-complex="10pt"/>
    </style:style>
    <style:style style:name="T48" style:family="text">
      <style:text-properties fo:font-size="10pt" officeooo:rsid="0279daea" style:font-size-asian="10pt" style:font-size-complex="10pt"/>
    </style:style>
    <style:style style:name="T49" style:family="text">
      <style:text-properties officeooo:rsid="0267de5b"/>
    </style:style>
    <style:style style:name="T50" style:family="text">
      <style:text-properties fo:font-size="10pt" officeooo:rsid="027341dd" style:font-size-asian="10pt" style:font-size-complex="10pt"/>
    </style:style>
    <style:style style:name="T51" style:family="text">
      <style:text-properties fo:font-size="10pt" officeooo:rsid="0274939b" style:font-size-asian="10pt" style:font-size-complex="10pt"/>
    </style:style>
    <style:style style:name="T52" style:family="text">
      <style:text-properties fo:font-size="10pt" officeooo:rsid="02747497" style:font-size-asian="10pt" style:font-size-complex="10pt"/>
    </style:style>
    <style:style style:name="T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4" style:family="text">
      <style:text-properties style:text-position="super 58%" fo:font-size="10pt" officeooo:rsid="02e5b976" style:font-size-asian="10pt" style:font-size-complex="10pt"/>
    </style:style>
    <style:style style:name="T55" style:family="text">
      <style:text-properties fo:font-size="10pt" officeooo:rsid="02d96f4b" style:font-size-asian="10pt" style:font-size-complex="10pt"/>
    </style:style>
    <style:style style:name="T56" style:family="text">
      <style:text-properties fo:font-size="10pt" officeooo:rsid="0286637d" style:font-size-asian="10pt" style:font-size-complex="10pt"/>
    </style:style>
    <style:style style:name="T57" style:family="text">
      <style:text-properties fo:font-size="10pt" officeooo:rsid="0277d415" style:font-size-asian="10pt" style:font-size-complex="10pt"/>
    </style:style>
    <style:style style:name="T58" style:family="text">
      <style:text-properties fo:font-size="10pt" officeooo:rsid="02c69795" style:font-size-asian="10pt" style:font-size-complex="10pt"/>
    </style:style>
    <style:style style:name="T59" style:family="text">
      <style:text-properties fo:font-size="10pt" officeooo:rsid="027bb64c" style:font-size-asian="10pt" style:font-size-complex="10pt"/>
    </style:style>
    <style:style style:name="T60" style:family="text">
      <style:text-properties officeooo:rsid="025e46cc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2ba5ce0" style:font-size-asian="10pt" style:font-size-complex="10pt"/>
    </style:style>
    <style:style style:name="T63" style:family="text">
      <style:text-properties officeooo:rsid="02ed5f14"/>
    </style:style>
    <style:style style:name="T64" style:family="text">
      <style:text-properties fo:font-size="14pt" style:font-size-asian="14pt" style:font-size-complex="14pt"/>
    </style:style>
    <style:style style:name="T65" style:family="text">
      <style:text-properties fo:font-size="12pt" officeooo:rsid="025e46cc" style:font-size-asian="12pt" style:font-size-complex="12pt"/>
    </style:style>
    <style:style style:name="T66" style:family="text">
      <style:text-properties fo:font-size="10pt" officeooo:rsid="025e46cc" style:font-size-asian="10pt" style:font-size-complex="10pt"/>
    </style:style>
    <style:style style:name="T67" style:family="text">
      <style:text-properties style:text-position="super 58%" fo:font-size="10pt" officeooo:rsid="02ee802b" style:font-size-asian="10pt" style:font-size-complex="10pt"/>
    </style:style>
    <style:style style:name="T68" style:family="text">
      <style:text-properties fo:font-size="10pt" officeooo:rsid="02a5ee23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79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6d49c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4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4pt" fo:language="nl" fo:country="NL" fo:font-style="normal" style:text-underline-style="none" fo:font-weight="normal" officeooo:rsid="028eb87e" fo:background-color="transparent" loext:char-shading-value="0" style:font-name-asian="Liberation Sans" style:font-size-asian="14pt" style:language-asian="nl" style:country-asian="NL" style:font-style-asian="normal" style:font-weight-asian="normal" style:font-name-complex="Liberation Sans" style:font-size-complex="14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c3a3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beb313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86a9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790f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3" style:family="text">
      <style:text-properties style:font-size-complex="10pt"/>
    </style:style>
    <style:style style:name="T104" style:family="text">
      <style:text-properties fo:color="#808080" loext:opacity="100%" style:font-name="Liberation Sans1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officeooo:rsid="01e96954"/>
    </style:style>
    <style:style style:name="T118" style:family="text">
      <style:text-properties officeooo:rsid="0119bd7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Back-up maken<text:span text:style-name="Emphasis"><text:span text:style-name="T9"> (</text:span></text:span><text:span text:style-name="Emphasis"><text:span text:style-name="T10">op</text:span></text:span><text:span text:style-name="Emphasis"><text:span text:style-name="T9"> </text:span></text:span><text:span text:style-name="Emphasis"><text:span text:style-name="T11">W</text:span></text:span><text:span text:style-name="Emphasis"><text:span text:style-name="T12">indows</text:span></text:span><text:span text:style-name="Emphasis"><text:span text:style-name="T9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<text:span text:style-name="T14">Verbreek</text:span> de Internetverbinding zodat er geen nieuwe e-mails kunnen binnenkomen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Zet de virusscanner <text:span text:style-name="T14">uit</text:span> want scannen vertraagt het maken van de back-up.</text:p>
          </table:table-cell>
        </table:table-row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3">☐</text:span></text:span></text:p>
          </table:table-cell>
          <table:table-cell table:style-name="Tabel6.A1" office:value-type="string">
            <text:p text:style-name="P9">Verzame<text:span text:style-name="T15">l</text:span> <text:span text:style-name="T16">computernaam en </text:span>gebruikersnamen, zie pagina <text:span text:style-name="T17">4</text:span>.</text:p>
          </table:table-cell>
        </table:table-row>
        <table:table-row table:style-name="Tabel6.1">
          <table:table-cell table:style-name="Tabel6.A1" office:value-type="string">
            <text:p text:style-name="P10"><text:span text:style-name="Strong_20_Emphasis"><text:span text:style-name="T13">☐</text:span></text:span></text:p>
          </table:table-cell>
          <table:table-cell table:style-name="Tabel6.A1" office:value-type="string">
            <text:p text:style-name="P11"><text:span text:style-name="T18">Verzamel </text:span><text:span text:style-name="Emphasis"><text:span text:style-name="T19">per gebruiker</text:span></text:span><text:span text:style-name="T20"> </text:span><text:span text:style-name="T18">E-mailadressen </text:span><text:span text:style-name="T21">en</text:span><text:span text:style-name="T18"> mailserver</text:span><text:span text:style-name="T21">adressen</text:span><text:span text:style-name="T18"> inclusief gebruikersnamen en wachtwoorden, zie pagina </text:span><text:span text:style-name="T22">4</text:span><text:span text:style-name="T18">.</text:span></text:p>
          </table:table-cell>
        </table:table-row>
        <table:table-row table:style-name="Tabel6.1">
          <table:table-cell table:style-name="Tabel6.A1" office:value-type="string">
            <text:p text:style-name="P10"/>
          </table:table-cell>
          <table:table-cell table:style-name="Tabel6.A1" office:value-type="string">
            <text:p text:style-name="P11"/>
          </table:table-cell>
        </table:table-row>
      </table:table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3">E</text:span>xporteer<text:span text:style-name="T24"> </text:span><text:span text:style-name="Emphasis"><text:span text:style-name="T25">per gebruiker</text:span></text:span><text:span text:style-name="T26"> </text:span><text:span text:style-name="Emphasis"><text:span text:style-name="T27">gegevens uit de browser-app</text:span></text:span><text:span text:style-name="Emphasis"><text:span text:style-name="T28"><text:note text:id="ftn1" text:note-class="footnote"><text:note-citation>1</text:note-citation><text:note-body><text:p text:style-name="P14">Zie <text:span text:style-name="T29">d</text:span>e tabel “Browser-app migratie van Windows naar Linux” op <text:span text:style-name="T30">d</text:span>e vo<text:span text:style-name="T31">lgende</text:span> pagina.</text:p></text:note-body></text:note></text:span>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3">E</text:span>xporteer<text:span text:style-name="T24"> </text:span><text:span text:style-name="Emphasis"><text:span text:style-name="T25">per gebruiker</text:span></text:span><text:span text:style-name="Emphasis"><text:span text:style-name="T35"> </text:span></text:span><text:span text:style-name="Emphasis"><text:span text:style-name="T27">gegevens uit de </text:span></text:span><text:span text:style-name="Emphasis"><text:span text:style-name="T36">mail</text:span></text:span><text:span text:style-name="Emphasis"><text:span text:style-name="T27">-app</text:span></text:span><text:span text:style-name="Emphasis"><text:span text:style-name="T28"><text:note text:id="ftn2" text:note-class="footnote"><text:note-citation>2</text:note-citation><text:note-body><text:p text:style-name="P15">Zie de tabel “<text:span text:style-name="T37">Mai</text:span><text:span text:style-name="T38">l</text:span>-app migratie van Windows naar Linux” op <text:span text:style-name="T30">d</text:span>e vo<text:span text:style-name="T39">lgende</text:span>pagina.</text:p></text:note-body></text:note></text:span>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0"><text:span text:style-name="Strong_20_Emphasis"><text:span text:style-name="T13">☐</text:span></text:span></text:p>
          </table:table-cell>
          <table:table-cell table:style-name="Tabel5.A1" office:value-type="string">
            <text:p text:style-name="P16"><text:span text:style-name="T40">K</text:span><text:span text:style-name="T26">opi</text:span><text:span text:style-name="T40">eer</text:span><text:span text:style-name="T26"> </text:span><text:span text:style-name="Emphasis"><text:span text:style-name="T35">per gebruiker </text:span></text:span><text:span text:style-name="T41">C:\Gebruikers\&lt;Gebr.naam&gt; </text:span><text:span text:style-name="T26">naar een externe harddisk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</table:table>
      <text:p text:style-name="P17"/>
      <table:table table:name="Tabel3" table:style-name="Tabel3">
        <table:table-column table:style-name="Tabel3.A"/>
        <table:table-column table:style-name="Tabel3.B"/>
        <table:table-column table:style-name="Tabel3.C"/>
        <table:table-row>
          <table:table-cell table:style-name="Tabel3.A1" table:number-columns-spanned="3" office:value-type="string">
            <text:p text:style-name="P18">Browser-app migratie <text:span text:style-name="T38">van Windows naar Linux</text:span></text:p>
          </table:table-cell>
          <table:covered-table-cell/>
          <table:covered-table-cell/>
        </table:table-row>
        <table:table-row>
          <table:table-cell table:style-name="Tabel3.A2" office:value-type="string">
            <text:p text:style-name="P18"/>
          </table:table-cell>
          <table:table-cell table:style-name="Tabel3.A2" office:value-type="string">
            <text:p text:style-name="P19"><text:span text:style-name="T42">Op </text:span>Windows <text:span text:style-name="T43">in </text:span><text:span text:style-name="T44">gebruik</text:span></text:p>
          </table:table-cell>
          <table:table-cell table:style-name="Tabel3.C2" office:value-type="string">
            <text:p text:style-name="P19">Linux <text:span text:style-name="T42">vervanger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1">Microsoft Edge <text:span text:style-name="T46">(exporteer Favorieten)<text:line-break/></text:span><text:span text:style-name="T47">C:\Gebruikers\&lt;Gebr.naam&gt;\AppData\Local\Microsoft\Edge\User Data\Default</text:span><text:span text:style-name="T48">\</text:span></text:p>
          </table:table-cell>
          <table:table-cell table:style-name="Tabel3.C2" office:value-type="string">
            <text:p text:style-name="P22">Microsoft Edge <text:span text:style-name="T46">(importeer Favorieten)<text:line-break/></text:span><text:span text:style-name="T47">~/.config/microsoft-edge/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3">Mozilla Firefox <text:span text:style-name="T46">(exporteer </text:span><text:span text:style-name="T49">Bladwijzers</text:span><text:span text:style-name="T46">)<text:line-break/></text:span><text:span text:style-name="T50">C:\Gebruikers\</text:span><text:span text:style-name="T47">&lt;Gebr.naam&gt;</text:span><text:span text:style-name="T50">\AppData\Roaming\M</text:span><text:span text:style-name="T51">o</text:span><text:span text:style-name="T50">zilla\Firefox\Profiles\</text:span><text:span text:style-name="T50"><text:note text:id="ftn3" text:note-class="footnote"><text:note-citation>1</text:note-citation><text:note-body><text:p text:style-name="P24">Zie adres <text:span text:style-name="User_20_Entry"><text:span text:style-name="T52">about:profiles</text:span></text:span><text:span text:style-name="User_20_Entry"><text:span text:style-name="T53">.</text:span></text:span></text:p></text:note-body></text:note></text:span></text:p>
          </table:table-cell>
          <table:table-cell table:style-name="Tabel3.C2" office:value-type="string">
            <text:p text:style-name="P25">Mozilla Firefox <text:span text:style-name="T46">(importeer </text:span><text:span text:style-name="T49">Bladwijzers</text:span><text:span text:style-name="T46">)<text:line-break/></text:span><text:span text:style-name="T47">~/.mozilla/firefox/</text:span><text:span text:style-name="T54">1</text:span><text:span text:style-name="T47"> <text:s/></text:span><text:span text:style-name="T55">(</text:span><text:span text:style-name="T56">zie</text:span><text:span text:style-name="T57"> </text:span><text:span text:style-name="User_20_Entry"><text:span text:style-name="T52">about:profiles</text:span></text:span><text:span text:style-name="User_20_Entry"><text:span text:style-name="T55">)</text:span>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6">Google Chrome <text:span text:style-name="T46">(exporteer </text:span><text:span text:style-name="T49">Bookmarks</text:span><text:span text:style-name="T46">)<text:line-break/></text:span><text:span text:style-name="T47">C:\Gebruikers\&lt;</text:span><text:span text:style-name="T58">G</text:span><text:span text:style-name="T47">ebr.naam&gt;\AppData\Local\Google\Chrome\User Data</text:span><text:span text:style-name="T59">\</text:span></text:p>
          </table:table-cell>
          <table:table-cell table:style-name="Tabel3.C2" office:value-type="string">
            <text:p text:style-name="P26">Google Chrome <text:span text:style-name="T46">(importeer </text:span><text:span text:style-name="T49">Bookmarks</text:span><text:span text:style-name="T46">)<text:line-break/></text:span><text:span text:style-name="T47">~/.config/google-chrome/</text:span></text:p>
          </table:table-cell>
        </table:table-row>
      </table:table>
      <text:p text:style-name="P27"/>
      <text:p text:style-name="P27"><text:tab/></text:p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28">Mail-app migratie <text:span text:style-name="T38">van Windows naar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20"><text:span text:style-name="Strong_20_Emphasis"><text:span text:style-name="T45"/></text:span></text:p>
          </table:table-cell>
          <table:table-cell table:style-name="Tabel4.A2" office:value-type="string">
            <text:p text:style-name="P19"><text:span text:style-name="T42">Op </text:span>Windows <text:span text:style-name="T42">in gebruik</text:span></text:p>
          </table:table-cell>
          <table:table-cell table:style-name="Tabel4.C2" office:value-type="string">
            <text:p text:style-name="P19">Linux <text:span text:style-name="T42">vervanger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29">Microsoft Outlook (exporteer <text:span text:style-name="T60">adresboek</text:span>)<text:line-break/><text:span text:style-name="T61">C:\Gebruikers\&lt;Gebr.naam&gt;\AppData</text:span><text:span text:style-name="T62">\</text:span><text:span text:style-name="T61">Local</text:span><text:span text:style-name="T62">\</text:span><text:span text:style-name="T61">Microsoft</text:span><text:span text:style-name="T62">\</text:span><text:span text:style-name="T61">Outlook</text:span><text:span text:style-name="T62">\</text:span><text:span text:style-name="T62"><text:note text:id="ftn4" text:note-class="footnote"><text:note-citation>2</text:note-citation><text:note-body><text:p text:style-name="P30">Installeer op Linux pst-utils om .pst naar .mbox te converteren m<text:span text:style-name="T63">et</text:span> readpst en installeer de Thunderbird-<text:span text:style-name="T63">add-on </text:span>'ImportExportTools NG' om .mbox te importeren.</text:p></text:note-body></text:note></text:span></text:p>
          </table:table-cell>
          <table:table-cell table:style-name="Tabel4.C2" table:number-rows-spanned="3" office:value-type="string">
            <text:p text:style-name="P31"><text:span text:style-name="T64"><text:line-break/><text:line-break/></text:span><text:span text:style-name="T65">Thunderbird (importeer adresboek)</text:span><text:span text:style-name="T66"><text:line-break/>~/.thunderbird/</text:span><text:span text:style-name="T67">2</text:span><text:span text:style-name="T66"><text:line-break/>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32">Windows Mail (exporteer <text:span text:style-name="T60">adresboek)<text:line-break/></text:span><text:span text:style-name="T66">C:\</text:span><text:span text:style-name="T50">Gebru</text:span><text:span text:style-name="T66">ikers\</text:span><text:span text:style-name="T47">&lt;Gebr.naam&gt;</text:span><text:span text:style-name="T66">\AppData\Local\Comms\Unistore\data</text:span><text:span text:style-name="T68">\</text:span></text:p>
          </table:table-cell>
          <table:covered-table-cell table:style-name="Tabel4.C2"/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32">Thunderbird (exporteer <text:span text:style-name="T60">adresboek)<text:line-break/></text:span><text:span text:style-name="T66">C:\</text:span><text:span text:style-name="T50">Gebru</text:span><text:span text:style-name="T66">ikers\</text:span><text:span text:style-name="T47">&lt;Gebr.naam&gt;</text:span><text:span text:style-name="T66">\AppData\Roaming\Thunderbird\Profiles</text:span><text:span text:style-name="T68">\</text:span></text:p>
          </table:table-cell>
          <table:covered-table-cell table:style-name="Tabel4.C2"/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33">Webmail</text:p>
          </table:table-cell>
          <table:table-cell table:style-name="Tabel4.C2" office:value-type="string">
            <text:p text:style-name="P33">Webmail</text:p>
          </table:table-cell>
        </table:table-row>
      </table:table>
      <text:p text:style-name="P27"/>
      <text:p text:style-name="P27"/>
      <text:list text:continue-numbering="true" text:style-name="L1">
        <text:list-item>
          <text:p text:style-name="P34"><text:span text:style-name="Strong_20_Emphasis"><text:span text:style-name="T69">Linux </text:span></text:span><text:span text:style-name="Strong_20_Emphasis"><text:span text:style-name="T70">installeren</text:span></text:span></text:p>
        </text:list-item>
      </text:list>
      <text:p text:style-name="P35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8"><text:span text:style-name="Strong_20_Emphasis"><text:span text:style-name="T13">☐</text:span></text:span></text:p>
          </table:table-cell>
          <table:table-cell table:style-name="_32_._5f_Ubuntu_5f_installeren.A1" office:value-type="string">
            <text:p text:style-name="P36"><text:span text:style-name="T71">Installeer </text:span><text:span text:style-name="T72">Linux </text:span><text:span text:style-name="T71">volgens de </text:span><text:span text:style-name="Strong_20_Emphasis"><text:span text:style-name="T73">Checklist</text:span></text:span><text:span text:style-name="Strong_20_Emphasis"><text:span text:style-name="T74"> i</text:span></text:span><text:span text:style-name="Strong_20_Emphasis"><text:span text:style-name="T75">nstallatie</text:span></text:span><text:span text:style-name="T76"><text:note text:id="ftn5" text:note-class="footnote"><text:note-citation>3</text:note-citation><text:note-body><text:p text:style-name="P37">Checklist installatie is te vinden op <text:a xlink:type="simple" xlink:href="https://karelzimmer.nl/" text:style-name="Internet_20_link" text:visited-style-name="Visited_20_Internet_20_Link"><text:span text:style-name="T77">karelzimmer.nl</text:span></text:a><text:span text:style-name="T53">, onder </text:span><text:span text:style-name="Sterk_20_accent_20_voetnoot"><text:span text:style-name="T78">Linux</text:span></text:span><text:span text:style-name="T53">.</text:span></text:p></text:note-body></text:note></text:span><text:span text:style-name="T76">.</text:span></text:p>
          </table:table-cell>
        </table:table-row>
      </table:table>
      <text:p text:style-name="P38"><text:soft-page-break/><text:span text:style-name="Strong_20_Emphasis"><text:span text:style-name="T79"><text:tab/></text:span></text:span></text:p>
      <text:list text:continue-numbering="true" text:style-name="L1">
        <text:list-item>
          <text:p text:style-name="P39"><text:span text:style-name="Strong_20_Emphasis"><text:span text:style-name="T80">Back-up </text:span></text:span><text:span text:style-name="Strong_20_Emphasis"><text:span text:style-name="T81">t</text:span></text:span><text:span text:style-name="Strong_20_Emphasis"><text:span text:style-name="T80">erugzetten</text:span></text:span><text:span text:style-name="Emphasis"><text:span text:style-name="T82"> (</text:span></text:span><text:span text:style-name="Emphasis"><text:span text:style-name="T83">op</text:span></text:span><text:span text:style-name="Emphasis"><text:span text:style-name="T82"> </text:span></text:span><text:span text:style-name="Emphasis"><text:span text:style-name="T84">Linux</text:span></text:span><text:span text:style-name="Emphasis"><text:span text:style-name="T82">)</text:span></text:span><text:span text:style-name="Strong_20_Emphasis"><text:span text:style-name="T27"><text:line-break/></text:span></text:span></text:p>
          <text:p text:style-name="P40"><text:span text:style-name="Emphasis"><text:span text:style-name="T85">De handelingen in dit hoofdstuk dienen </text:span></text:span><text:span text:style-name="Emphasis">per gebruiker</text:span><text:span text:style-name="Emphasis"><text:span text:style-name="T85"> </text:span></text:span><text:span text:style-name="Emphasis"><text:span text:style-name="T86">te worden uitgevoerd.</text:span></text:span></text:p>
          <text:p text:style-name="P41"><text:span text:style-name="Emphasis"/></text:p>
          <text:p text:style-name="P42">Gebr. 1-4</text:p>
        </text:list-item>
      </text:list>
      <text:p text:style-name="P43"><text:span text:style-name="T87"><text:tab/></text:span><text:span text:style-name="Strong_20_Emphasis"><text:span text:style-name="T34">☐ ☐ ☐ ☐</text:span></text:span><text:span text:style-name="T88"><text:tab/></text:span><text:span text:style-name="T27">Koppel de externe harddisk aan.</text:span></text:p>
      <text:p text:style-name="P43"><text:span text:style-name="T87"><text:tab/></text:span><text:span text:style-name="Strong_20_Emphasis"><text:span text:style-name="T34">☐ ☐ ☐ ☐</text:span></text:span><text:span text:style-name="T89"><text:tab/></text:span><text:span text:style-name="T27">Kopieer </text:span><text:span text:style-name="T90">D</text:span><text:span text:style-name="T91">ocumenten, </text:span><text:span text:style-name="T92">etc</text:span><text:span text:style-name="T27">.</text:span></text:p>
      <text:p text:style-name="P44"><text:span text:style-name="T87"><text:tab/></text:span><text:span text:style-name="Strong_20_Emphasis"><text:span text:style-name="T34">☐ ☐ ☐ ☐</text:span></text:span><text:span text:style-name="T87"><text:tab/></text:span><text:span text:style-name="T93">I</text:span><text:span text:style-name="T94">mporteer browser-app gegevens</text:span><text:span text:style-name="T28"><text:note text:id="ftn6" text:note-class="footnote"><text:note-citation>2</text:note-citation><text:note-body><text:p text:style-name="P14">Zie <text:span text:style-name="T29">d</text:span>e tabel “Browser-app migratie van Windows naar Linux” op <text:span text:style-name="T30">d</text:span>e vorige pagina.</text:p></text:note-body></text:note></text:span><text:span text:style-name="T95">.</text:span></text:p>
      <text:p text:style-name="P44"><text:span text:style-name="T87"><text:tab/></text:span><text:span text:style-name="Strong_20_Emphasis"><text:span text:style-name="T34">☐ ☐ ☐ ☐</text:span></text:span><text:span text:style-name="T87"><text:tab/></text:span><text:span text:style-name="T93">I</text:span><text:span text:style-name="T94">mporteer mail-app gegevens</text:span><text:span text:style-name="T28"><text:note text:id="ftn7" text:note-class="footnote"><text:note-citation>3</text:note-citation><text:note-body><text:p text:style-name="P15">Zie de tabel “<text:span text:style-name="T37">Mai</text:span><text:span text:style-name="T38">l</text:span>-app migratie van Windows naar Linux” op <text:span text:style-name="T30">d</text:span>e vorige pagina.</text:p></text:note-body></text:note></text:span><text:span text:style-name="T95">.</text:span></text:p>
      <text:p text:style-name="P45"><text:span text:style-name="Strong_20_Emphasis"><text:span text:style-name="T96"><text:tab/></text:span></text:span><text:span text:style-name="Strong_20_Emphasis"><text:span text:style-name="T34">☐ ☐ ☐ ☐</text:span></text:span><text:span text:style-name="Strong_20_Emphasis"><text:span text:style-name="T89"><text:tab/></text:span></text:span><text:span text:style-name="T97">Start de browser-app en c</text:span><text:span text:style-name="T98">ontroleer de werking</text:span><text:span text:style-name="T28">.</text:span></text:p>
      <text:list text:style-name="L2">
        <text:list-header>
          <text:p text:style-name="P46"><text:span text:style-name="T87"><text:tab/></text:span><text:span text:style-name="Strong_20_Emphasis"><text:span text:style-name="T34">☐ ☐ ☐ ☐</text:span></text:span><text:span text:style-name="T87"><text:tab/></text:span><text:span text:style-name="T97">Start de mail-app en c</text:span><text:span text:style-name="T98">ontroleer de werking</text:span><text:span text:style-name="T28">.</text:span></text:p>
        </text:list-header>
      </text:list>
      <text:p text:style-name="P45"><text:span text:style-name="T87"><text:tab/></text:span><text:span text:style-name="Strong_20_Emphasis"><text:span text:style-name="T34">☐ ☐ ☐ ☐</text:span></text:span><text:span text:style-name="T87"><text:tab/></text:span><text:span text:style-name="T99">Verwijder overbodige Windows-bestanden via </text:span><text:span text:style-name="Strong_20_Emphasis"><text:span text:style-name="T100">Terminalvenster</text:span></text:span><text:span text:style-name="T101"> </text:span><text:span text:style-name="T102">en de volgende opdrachtregel:</text:span></text:p>
      <text:p text:style-name="P47"><text:tab/><text:tab/><text:tab/><text:tab/><text:tab/><text:span text:style-name="User_20_Entry"><text:span text:style-name="T103">find $HOME -type f -iname desktop.ini -delete -or -type f -iname thumbs.db -delete -type f -name '*.lnk' -delete -or -type f -iname '*.exe' -delete -or -type f -name '~*' -delete</text:span></text:span></text:p>
      <text:list text:continue-numbering="true" text:style-name="L2">
        <text:list-header>
          <text:p text:style-name="P48"/>
          <text:p text:style-name="P49"><text:span text:style-name="T104"><text:line-break/><text:tab/></text:span><text:span text:style-name="T105">E</text:span><text:span text:style-name="T106">inde c</text:span><text:span text:style-name="T107">hecklist, </text:span><text:span text:style-name="T108">het overzetten</text:span><text:span text:style-name="T109"> </text:span><text:span text:style-name="T110">is </text:span><text:span text:style-name="T109">voltooid.</text:span></text:p>
        </text:list-header>
      </text:list>
      <text:p text:style-name="P50"/>
      <text:list text:continue-numbering="true" text:style-name="L2">
        <text:list-item>
          <text:list>
            <text:list-header>
              <text:p text:style-name="P51"><text:span text:style-name="T111">Geschreven door </text:span><text:a xlink:type="simple" xlink:href="mailto:info@karelzimmer.nl?subject=Checklist%20installatie%20Linux" text:style-name="Internet_20_link" text:visited-style-name="Visited_20_Internet_20_Link"><text:span text:style-name="T112">Karel Zimmer</text:span></text:a><text:span text:style-name="T113">.</text:span></text:p>
              <text:p text:style-name="P52"><text:span text:style-name="T114">Licentie </text:span><text:span text:style-name="T113">C</text:span><text:span text:style-name="T115">C0</text:span><text:span text:style-name="T113"> 1.0 </text:span><text:span text:style-name="T116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16"><text:s/></text:span><text:span text:style-name="T116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16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3">Gebr.#</text:p>
            <text:p text:style-name="P54"/>
          </table:table-cell>
          <table:table-cell table:style-name="Tabel1.A1" table:number-rows-spanned="2" office:value-type="string">
            <text:p text:style-name="P55">Gebruiker</text:p>
            <text:p text:style-name="P56">(bijv. Jan <text:span text:style-name="T117">Jansen</text:span>)</text:p>
          </table:table-cell>
          <table:table-cell table:style-name="Tabel1.A1" table:number-rows-spanned="2" office:value-type="string">
            <text:p text:style-name="P55">Gebruikersnaam</text:p>
            <text:p text:style-name="P56">(bijv. jan)</text:p>
          </table:table-cell>
          <table:table-cell table:style-name="Tabel1.D1" table:number-rows-spanned="2" office:value-type="string">
            <text:p text:style-name="P57">Wachtwoord</text:p>
            <text:p text:style-name="P58"/>
          </table:table-cell>
          <table:table-cell table:style-name="Tabel1.E1" office:value-type="string">
            <text:p text:style-name="P59"/>
          </table:table-cell>
          <table:table-cell table:style-name="Tabel1.F1" office:value-type="string">
            <text:p text:style-name="P60">BIOS-wachtwoord</text:p>
          </table:table-cell>
          <table:table-cell table:style-name="Tabel1.G1" office:value-type="string">
            <text:p text:style-name="P61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2">Wifi-netwerknaam</text:p>
          </table:table-cell>
          <table:table-cell table:style-name="Tabel1.G2" office:value-type="string">
            <text:p text:style-name="P61"/>
          </table:table-cell>
        </table:table-row>
        <table:table-row table:style-name="Tabel1.3">
          <table:table-cell table:style-name="Tabel1.A3" office:value-type="string">
            <text:p text:style-name="P63">1</text:p>
          </table:table-cell>
          <table:table-cell table:style-name="Tabel1.A3" office:value-type="string">
            <text:p text:style-name="P55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4">Netwerksleutel</text:p>
          </table:table-cell>
          <table:table-cell table:style-name="Tabel1.G2" office:value-type="string">
            <text:p text:style-name="P61"/>
          </table:table-cell>
        </table:table-row>
        <table:table-row table:style-name="Tabel1.4">
          <table:table-cell table:style-name="Tabel1.A3" office:value-type="string">
            <text:p text:style-name="P63">2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5">Router IP#</text:p>
          </table:table-cell>
          <table:table-cell table:style-name="Tabel1.G2" office:value-type="string">
            <text:p text:style-name="P61"/>
          </table:table-cell>
        </table:table-row>
        <table:table-row table:style-name="Tabel1.5">
          <table:table-cell table:style-name="Tabel1.A3" office:value-type="string">
            <text:p text:style-name="P66">3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5">Router gebr.nm/ww</text:p>
          </table:table-cell>
          <table:table-cell table:style-name="Tabel1.G2" office:value-type="string">
            <text:p text:style-name="P61"/>
          </table:table-cell>
        </table:table-row>
        <table:table-row table:style-name="Tabel1.6">
          <table:table-cell table:style-name="Tabel1.A3" office:value-type="string">
            <text:p text:style-name="P66">4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7">TeamViewer ID</text:p>
          </table:table-cell>
          <table:table-cell table:style-name="Tabel1.G2" office:value-type="string">
            <text:p text:style-name="P61"/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 table:style-name="Tabel2.1">
          <table:table-cell table:style-name="Tabel2.A1" office:value-type="string">
            <text:p text:style-name="P68">Gebr.<text:span text:style-name="T118">#</text:span></text:p>
          </table:table-cell>
          <table:table-cell table:style-name="Tabel2.A1" office:value-type="string">
            <text:p text:style-name="P69">Volg#</text:p>
          </table:table-cell>
          <table:table-cell table:style-name="Tabel2.A1" office:value-type="string">
            <text:p text:style-name="P70">E-mailnaam</text:p>
          </table:table-cell>
          <table:table-cell table:style-name="Tabel2.A1" office:value-type="string">
            <text:p text:style-name="P70">E-mailadres</text:p>
          </table:table-cell>
          <table:table-cell table:style-name="Tabel2.A1" office:value-type="string">
            <text:p text:style-name="P71">Gebruikersnaam</text:p>
          </table:table-cell>
          <table:table-cell table:style-name="Tabel2.F1" office:value-type="string">
            <text:p text:style-name="P72">Wachtwoord</text:p>
          </table:table-cell>
        </table:table-row>
        <table:table-row table:style-name="Tabel2.2"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75"/>
          </table:table-cell>
          <table:table-cell table:style-name="Tabel2.A2" office:value-type="string">
            <text:p text:style-name="P76"/>
          </table:table-cell>
          <table:table-cell table:style-name="Tabel2.F2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1-26T07:51:14.237198056">26-11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1-26T07:51:14.238411965">26-11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26T07:51:14.151542598</dc:date>
    <meta:print-date>2014-01-05T10:21:33.960023988</meta:print-date>
    <meta:keyword>Installatie</meta:keyword>
    <meta:keyword>Checklist</meta:keyword>
    <meta:keyword>Linux</meta:keyword>
    <meta:editing-cycles>2630</meta:editing-cycles>
    <meta:editing-duration>P5DT13H50M58S</meta:editing-duration>
    <meta:printed-by>Karel Zimmer</meta:printed-by>
    <dc:creator>Karel Zimmer</dc:creator>
    <meta:document-statistic meta:table-count="8" meta:image-count="2" meta:object-count="0" meta:page-count="4" meta:paragraph-count="93" meta:word-count="460" meta:character-count="3596" meta:non-whitespace-character-count="3134"/>
    <meta:user-defined meta:name="Info 1"/>
    <meta:user-defined meta:name="Info 2"/>
    <meta:user-defined meta:name="Info 3"/>
    <meta:user-defined meta:name="Info 4"/>
  </office:meta>
</office:document-meta>
</file>